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draw:textarea-vertical-align="top"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outline1">
      <style:graphic-properties draw:textarea-vertical-align="middle" fo:min-height="11.929cm"/>
    </style:style>
    <style:style style:name="P1" style:family="paragraph">
      <loext:graphic-properties draw:fill-color="#ffffff"/>
      <style:text-properties fo:color="#1d3455" style:font-name="Calibri" fo:font-size="54pt" fo:font-weight="bold" style:font-size-asian="54pt" style:font-weight-asian="bold" style:font-size-complex="54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use-window-font-color="true"/>
    </style:style>
    <style:style style:name="P4" style:family="paragraph">
      <style:text-properties style:use-window-font-color="true" style:font-name="Calibri" fo:font-weight="bold" style:font-weight-asian="bold" style:font-weight-complex="bold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T1" style:family="text">
      <style:text-properties fo:color="#1d3455" style:font-name="Calibri" fo:font-size="54pt" fo:font-weight="bold" style:font-size-asian="54pt" style:font-weight-asian="bold" style:font-size-complex="54pt" style:font-weight-complex="bold"/>
    </style:style>
    <style:style style:name="T2" style:family="text">
      <style:text-properties style:use-window-font-color="true" style:font-name="Calibri" fo:font-size="36pt" fo:font-weight="bold" style:letter-kerning="true" style:font-name-asian="WenQuanYi Zen Hei" style:font-size-asian="36pt" style:font-weight-asian="bold" style:font-name-complex="Lohit Hindi" style:font-size-complex="36pt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36pt" fo:font-weight="normal" style:font-size-asian="36pt" style:font-weight-asian="normal" style:font-size-complex="36pt" style:font-weight-complex="normal"/>
    </style:style>
    <style:style style:name="T6" style:family="text">
      <style:text-properties style:use-window-font-color="true" style:font-name="Calibri" fo:font-weight="bold" style:font-weight-asian="bold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frame presentation:style-name="pr2" draw:text-style-name="P1" draw:layer="layout" svg:width="25.2cm" svg:height="12.179cm" svg:x="1.4cm" svg:y="5cm" presentation:class="subtitle">
          <draw:text-box>
            <text:p><text:span text:style-name="T1">HOTSPOT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text-style-name="P3" draw:layer="layout" svg:width="20cm" svg:height="2cm" svg:x="1.4cm" svg:y="1.6cm" presentation:class="title">
          <draw:text-box>
            <text:p><text:span text:style-name="T2">team rocket</text:span>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3">Alin Po</text:span><text:span text:style-name="T4">R</text:span><text:span text:style-name="T3">cic</text:span></text:p>
              </text:list-item>
              <text:list-item>
                <text:p><text:span text:style-name="T3">Daniel G</text:span><text:span text:style-name="T4">O</text:span><text:span text:style-name="T3">gl</text:span></text:p>
              </text:list-item>
              <text:list-item>
                <text:p><text:span text:style-name="T3">Robert S</text:span><text:span text:style-name="T4">C</text:span><text:span text:style-name="T3">haffenrath</text:span></text:p>
              </text:list-item>
              <text:list-item>
                <text:p><text:span text:style-name="T3">Daniel Pro</text:span><text:span text:style-name="T4">K</text:span><text:span text:style-name="T3">sch</text:span></text:p>
              </text:list-item>
              <text:list-item>
                <text:p><text:span text:style-name="T3">Simon </text:span><text:span text:style-name="T4">E</text:span><text:span text:style-name="T3">lias F</text:span><text:span text:style-name="T5">e</text:span><text:span text:style-name="T3">uers</text:span><text:span text:style-name="T4">T</text:span><text:span text:style-name="T3">ein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text-style-name="P4" draw:layer="layout" svg:width="20cm" svg:height="2cm" svg:x="1.4cm" svg:y="1.6cm" presentation:class="title">
          <draw:text-box>
            <text:p><text:span text:style-name="T6">the problem</text:span></text:p>
          </draw:text-box>
        </draw:frame>
        <draw:frame presentation:style-name="pr5" draw:text-style-name="P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7">Many tourists visit cities for a short time only</text:span></text:p>
              </text:list-item>
              <text:list-item>
                <text:p><text:span text:style-name="T7">Due to the sheer amount of possible points of interest, time management can become a hard problem</text:span></text:p>
              </text:list-item>
              <text:list-item>
                <text:p><text:span text:style-name="T7">They want to find locations in the city that offer a high number of points of interest, shops and restaurants</text:span></text:p>
              </text:list-item>
              <text:list-item>
                <text:p><text:span text:style-name="T7">How can tourists find the most interesting places?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text-style-name="P4" draw:layer="layout" svg:width="20cm" svg:height="2cm" svg:x="1.4cm" svg:y="1.6cm" presentation:class="title">
          <draw:text-box>
            <text:p><text:span text:style-name="T6">our solution</text:span>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Provide a “heatmap” overlay visualizing the most interesting areas of the city</text:p>
              </text:list-item>
              <text:list-item>
                <text:p>The overlay is generated from so-called “hotspots” including restaurants, shops, bars and other points of interest</text:p>
              </text:list-item>
              <text:list-item>
                <text:p>The locations are weighted by factors from multiple sources</text:p>
              </text:list-item>
              <text:list-item>
                <text:p>Depending on the zoom the user either can evaluate the aggregated value of interest or specific hotspots to visi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text-style-name="P4" draw:layer="layout" svg:width="20cm" svg:height="2cm" svg:x="1.4cm" svg:y="1.6cm" presentation:class="title">
          <draw:text-box>
            <text:p><text:span text:style-name="T6">technologies</text:span></text:p>
          </draw:text-box>
        </draw:frame>
        <draw:frame presentation:style-name="pr5" draw:layer="layout" svg:width="25.2cm" svg:height="14.05cm" svg:x="1.4cm" svg:y="5cm" presentation:class="outline" presentation:user-transformed="true">
          <draw:text-box>
            <text:list text:style-name="L2">
              <text:list-item>
                <text:p>Python 3</text:p>
              </text:list-item>
              <text:list-item>
                <text:p>Django Web-Framework <text:span text:style-name="T8">[</text:span><text:span text:style-name="T8"><text:a xlink:href="https://www.djangoproject.com/" xlink:type="simple">https://www.djangoproject.com/</text:a></text:span><text:span text:style-name="T8">]</text:span> </text:p>
              </text:list-item>
              <text:list-item>
                <text:p>Django Rest-Framework <text:span text:style-name="T8">[</text:span><text:span text:style-name="T8"><text:a xlink:href="http://www.django-rest-framework.org/" xlink:type="simple">http://www.django-rest-framework.org/</text:a></text:span><text:span text:style-name="T8">]</text:span></text:p>
              </text:list-item>
              <text:list-item>
                <text:p><text:span text:style-name="T9">Bower</text:span></text:p>
              </text:list-item>
              <text:list-item>
                <text:p><text:span text:style-name="T9">Apache</text:span></text:p>
              </text:list-item>
              <text:list-item>
                <text:p><text:span text:style-name="T9">MySQL</text:span></text:p>
                <text:p><text:span text:style-name="T10"/></text:p>
              </text:list-item>
              <text:list-item>
                <text:p>HTML/CSS3, JavaScript</text:p>
              </text:list-item>
              <text:list-item>
                <text:p>jQuery</text:p>
              </text:list-item>
              <text:list-item>
                <text:p>Bootstrap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text-style-name="P4" draw:layer="layout" svg:width="20cm" svg:height="2cm" svg:x="1.4cm" svg:y="1.6cm" presentation:class="title">
          <draw:text-box>
            <text:p><text:span text:style-name="T6">web service APIs</text:span>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Google Maps API</text:p>
              </text:list-item>
              <text:list-item>
                <text:p>TripAdvisor API</text:p>
              </text:list-item>
              <text:list-item>
                <text:p>Google Analytics API</text:p>
              </text:list-item>
              <text:list-item>
                <text:p>IP API</text:p>
              </text:list-item>
              <text:list-item>
                <text:p>Maybe more..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placeholder="true" presentation:user-transformed="true">
          <draw:text-box/>
        </draw:frame>
        <draw:frame presentation:style-name="pr7" draw:text-style-name="P7" draw:layer="layout" svg:width="25.2cm" svg:height="12.179cm" svg:x="1.4cm" svg:y="5cm" presentation:class="outline">
          <draw:text-box>
            <text:p text:style-name="P6"><text:span text:style-name="T11">thank you for your attention</text:span></text:p>
            <text:list text:style-name="L2">
              <text:list-header>
                <text:p text:style-name="P6"><text:span text:style-name="T12"/></text:p>
                <text:p text:style-name="P6"><text:span text:style-name="T12">Questions?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1T17:18:59.431716720</meta:creation-date>
    <meta:editing-duration>PT54M13S</meta:editing-duration>
    <meta:editing-cycles>21</meta:editing-cycles>
    <meta:generator>LibreOffice/5.3.1.2$Linux_X86_64 LibreOffice_project/30m0$Build-2</meta:generator>
    <dc:date>2017-10-24T09:51:53.876419418</dc:date>
    <meta:document-statistic meta:object-count="5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